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86</text:span></text:span><text:span text:style-name="Emphasis"><text:line-break/>– Arco 185 – Risulta finanziato dal Comune dell’Arcoveggio.<text:line-break/></text:span></text:p>
        </text:list-item>
      </text:list>
      <text:p text:style-name="Text_20_body">Affresco con S.Girolamo nel deserto.<text:line-break/>L’arco era dei PP. Serviti di S.Giuseppe.(<text:span text:style-name="Emphasis">Gabriella Gherardi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5:40.20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25" meta:character-count="169"/>
  </office:meta>
</office:document-meta>
</file>